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P13" style:parent-style-name="ListParagraph" style:list-style-name="LFO3" style:family="paragraph"/>
    <style:style style:name="P14" style:parent-style-name="ListParagraph" style:list-style-name="LFO3" style:family="paragraph"/>
    <style:style style:name="P15" style:parent-style-name="ListParagraph" style:list-style-name="LFO3" style:family="paragraph"/>
    <style:style style:name="P16" style:parent-style-name="ListParagraph" style:list-style-name="LFO3" style:family="paragraph"/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ListParagraph" style:list-style-name="LFO4" style:family="paragraph"/>
    <style:style style:name="P22" style:parent-style-name="ListParagraph" style:list-style-name="LFO4" style:family="paragraph"/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ListParagraph" style:list-style-name="LFO5" style:family="paragraph"/>
    <style:style style:name="P25" style:parent-style-name="ListParagraph" style:list-style-name="LFO5" style:family="paragraph"/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ListParagraph" style:list-style-name="LFO6" style:family="paragraph"/>
    <style:style style:name="P28" style:parent-style-name="ListParagraph" style:list-style-name="LFO6" style:family="paragraph"/>
    <style:style style:name="P29" style:parent-style-name="ListParagraph" style:list-style-name="LFO6" style:family="paragraph"/>
    <style:style style:name="P30" style:parent-style-name="ListParagraph" style:list-style-name="LFO6" style:family="paragraph"/>
    <style:style style:name="P31" style:parent-style-name="ListParagraph" style:list-style-name="LFO6" style:family="paragraph"/>
    <style:style style:name="P32" style:parent-style-name="ListParagraph" style:list-style-name="LFO6" style:family="paragraph"/>
    <style:style style:name="P33" style:parent-style-name="ListParagraph" style:list-style-name="LFO6" style:family="paragraph"/>
    <style:style style:name="P34" style:parent-style-name="ListParagraph" style:list-style-name="LFO6" style:family="paragraph"/>
    <style:style style:name="P35" style:parent-style-name="ListParagraph" style:list-style-name="LFO6" style:family="paragraph"/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ListParagraph" style:list-style-name="LFO7" style:family="paragraph"/>
    <style:style style:name="P39" style:parent-style-name="ListParagraph" style:list-style-name="LFO7" style:family="paragraph"/>
    <style:style style:name="P40" style:parent-style-name="ListParagraph" style:list-style-name="LFO7" style:family="paragraph"/>
    <style:style style:name="P41" style:parent-style-name="ListParagraph" style:list-style-name="LFO7" style:family="paragraph"/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ListParagraph" style:list-style-name="LFO8" style:family="paragraph"/>
    <style:style style:name="P44" style:parent-style-name="ListParagraph" style:list-style-name="LFO8" style:family="paragraph"/>
  </office:automatic-styles>
  <office:body>
    <office:text text:use-soft-page-breaks="true">
      <text:p text:style-name="P1">User Interaction and System Responses</text:p>
      <text:p text:style-name="P2">Cookie preferences:<text:s/></text:p>
      <text:list text:style-name="LFO1" text:continue-numbering="true">
        <text:list-item>
          <text:p text:style-name="P3">Users choose their preferred cookie setting: ‘Accept all cookies’, ‘Reject all’, or ‘Manage privacy settings’.</text:p>
        </text:list-item>
        <text:list-item>
          <text:p text:style-name="P4">System response: The system applies the user’s choice and<text:s/>configures the data usage policy accordingly.</text:p>
        </text:list-item>
      </text:list>
      <text:p text:style-name="P5">Search<text:s/>symbols:</text:p>
      <text:list text:style-name="LFO2" text:continue-numbering="true">
        <text:list-item>
          <text:p text:style-name="P6">Users enter a search query in the search box for<text:s/>stock symbols.</text:p>
        </text:list-item>
        <text:list-item>
          <text:p text:style-name="P7">System response: the system retrieves and displays all relevant data matching the user’s input.</text:p>
        </text:list-item>
      </text:list>
      <text:p text:style-name="P8">Quote lookup:</text:p>
      <text:list text:style-name="LFO3" text:continue-numbering="true">
        <text:list-item>
          <text:p text:style-name="P9">Users search for a stock quote using the ‘Quote lookup’ feature.</text:p>
        </text:list-item>
        <text:list-item>
          <text:p text:style-name="P10">System response:</text:p>
          <text:list text:continue-numbering="true">
            <text:list-item>
              <text:p text:style-name="P11">The system suggests trending ticker symbols in a search table.</text:p>
            </text:list-item>
          </text:list>
        </text:list-item>
        <text:list-item>
          <text:p text:style-name="P12">Users can select a suggested ticker or manually enter a stock symbol.</text:p>
        </text:list-item>
        <text:list-item>
          <text:p text:style-name="P13">System response:</text:p>
          <text:list text:continue-numbering="true">
            <text:list-item>
              <text:p text:style-name="P14">The system fetches real time or historical stock data from an API.</text:p>
            </text:list-item>
            <text:list-item>
              <text:p text:style-name="P15">The application displays:<text:s/></text:p>
              <text:list text:continue-numbering="true">
                <text:list-item>
                  <text:p text:style-name="P16">Current share price.</text:p>
                </text:list-item>
                <text:list-item>
                  <text:p text:style-name="P17">Price changes (daily, weekly, or custom range)</text:p>
                </text:list-item>
                <text:list-item>
                  <text:p text:style-name="P18">Historical charts.</text:p>
                </text:list-item>
                <text:list-item>
                  <text:p text:style-name="P19">Market cap, P/E ratio, and other key metrics.</text:p>
                </text:list-item>
              </text:list>
            </text:list-item>
          </text:list>
        </text:list-item>
      </text:list>
      <text:p text:style-name="P20">Stock Quote overview:</text:p>
      <text:list text:style-name="LFO4" text:continue-numbering="true">
        <text:list-item>
          <text:p text:style-name="P21">Users can select an<text:s/>‘Overview’ option below the graph.</text:p>
        </text:list-item>
        <text:list-item>
          <text:p text:style-name="P22">System response: the system presents additional details about the stock, such as market trends, historical data, and key statistics.</text:p>
        </text:list-item>
      </text:list>
      <text:p text:style-name="P23">Market News:</text:p>
      <text:list text:style-name="LFO5" text:continue-numbering="true">
        <text:list-item>
          <text:p text:style-name="P24">Users select the ‘News’ section.</text:p>
        </text:list-item>
        <text:list-item>
          <text:p text:style-name="P25">System response: the system displays the latest market news, providing updates on stock performance, financial trends, and economic events.</text:p>
        </text:list-item>
      </text:list>
      <text:p text:style-name="P26">User adds multiple stocks for comparison:</text:p>
      <text:list text:style-name="LFO6" text:continue-numbering="true">
        <text:list-item>
          <text:p text:style-name="P27">The user selects multiple stock symbols (e.g., AAPL, MSFT, TSLA) for comparison.</text:p>
        </text:list-item>
        <text:list-item>
          <text:p text:style-name="P28">Click the “Compare” button.</text:p>
        </text:list-item>
        <text:list-item>
          <text:p text:style-name="P29">System Response:</text:p>
          <text:list text:continue-numbering="true">
            <text:list-item>
              <text:p text:style-name="P30">The system retrieves stock data for all selected companies.<text:s/></text:p>
            </text:list-item>
            <text:list-item>
              <text:p text:style-name="P31">A comparison table is displayed, showing:</text:p>
              <text:list text:continue-numbering="true">
                <text:list-item>
                  <text:p text:style-name="P32">Current stock prices.</text:p>
                </text:list-item>
                <text:list-item>
                  <text:p text:style-name="P33">Percentage change over different periods.</text:p>
                </text:list-item>
                <text:list-item>
                  <text:p text:style-name="P34">Key financial indicators side by side.</text:p>
                </text:list-item>
              </text:list>
            </text:list-item>
            <text:list-item>
              <text:p text:style-name="P35">An interactive graph visualizing the price trends appears.</text:p>
            </text:list-item>
          </text:list>
        </text:list-item>
      </text:list>
      <text:soft-page-break/>
      <text:p text:style-name="P36">Users adjust comparison parameters</text:p>
      <text:p text:style-name="Normal">Tlhe user selects a different date range<text:s/></text:p>
      <text:p text:style-name="Normal">system response: the system<text:s/>updates<text:s/>the graph and display the changes of stocks within the date range that user looking for.</text:p>
      <text:p text:style-name="P37">User login or signs up:</text:p>
      <text:list text:style-name="LFO7" text:continue-numbering="true">
        <text:list-item>
          <text:p text:style-name="P38">The user clicks on “sign up” or “Log in” to access personalized features.</text:p>
        </text:list-item>
        <text:list-item>
          <text:p text:style-name="P39">System response:</text:p>
          <text:list text:continue-numbering="true">
            <text:list-item>
              <text:p text:style-name="P40">If new: the system requests an email and<text:s/>password or social login.</text:p>
            </text:list-item>
            <text:list-item>
              <text:p text:style-name="P41">If existing: the system authenticates the user and retrieves saved comparisons.</text:p>
            </text:list-item>
          </text:list>
        </text:list-item>
      </text:list>
      <text:p text:style-name="P42">AI analysis:<text:s/></text:p>
      <text:list text:style-name="LFO8" text:continue-numbering="true">
        <text:list-item>
          <text:p text:style-name="P43">The user asks the AI to analyse the market for a specific stock<text:s/>in a specific time frame or risk tolerance.</text:p>
        </text:list-item>
        <text:list-item>
          <text:p text:style-name="P44">System response: the AI retrieve and analyse<text:s/>relevant market data, including stock performance, trends, news, and technical indicators,<text:s/>and provides<text:s/>risk assessments based on real time data updat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bouba Rezaei (Student)</meta:initial-creator>
    <dc:creator>Mahbouba Rezaei (Student)</dc:creator>
    <meta:creation-date>2025-02-10T20:40:00Z</meta:creation-date>
    <dc:date>2025-02-12T19:45:00Z</dc:date>
    <meta:template xlink:href="Normal" xlink:type="simple"/>
    <meta:editing-cycles>4</meta:editing-cycles>
    <meta:editing-duration>PT138840S</meta:editing-duration>
    <meta:document-statistic meta:page-count="2" meta:paragraph-count="5" meta:word-count="378" meta:character-count="2532" meta:row-count="17" meta:non-whitespace-character-count="2159"/>
  </office:meta>
</office:document-meta>
</file>